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5.9965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lvataggio</text:p>
          </table:table-cell>
          <table:table-cell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co prima del BOSS A CAVALLO, fine livello 2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co prima del BOSS CIBERNETICO, fine livello 3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co prima del BOSS SCHELETRONE, fine livello 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co prima del BOSS ALMA, fine livello 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rrente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BOSS sintetici</text:p>
          </table:table-cell>
          <table:table-cell office:value-type="string" calcext:value-type="string">
            <text:p>Osservazioni velo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avallo</text:p>
          </table:table-cell>
          <table:table-cell office:value-type="string" calcext:value-type="string">
            <text:p>debole a frecce, vulnerabile mentre ru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ernetico</text:p>
          </table:table-cell>
          <table:table-cell office:value-type="string" calcext:value-type="string">
            <text:p>Lui carica, tu colpisci, lui ti colpisce ma pari, lui cerca di prenderti ma tu rotoli: colpisci a moto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pone</text:p>
          </table:table-cell>
          <table:table-cell office:value-type="string" calcext:value-type="string">
            <text:p>Attento a quando tremano i tenta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trone</text:p>
          </table:table-cell>
          <table:table-cell office:value-type="string" calcext:value-type="string">
            <text:p>occhio al tempismo con la co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 ch 7</text:p>
          </table:table-cell>
          <table:table-cell office:value-type="string" calcext:value-type="string">
            <text:p>vedi sotto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RMA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Dragon Blade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lancia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olo e produco singolo fend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ro, poi esegui cal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office:value-type="string" calcext:value-type="string">
            <text:p>tre colpi legge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office:value-type="string" calcext:value-type="string">
            <text:p>..due colpi, ultimo pesant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-&gt;, X</text:p>
          </table:table-cell>
          <table:table-cell office:value-type="string" calcext:value-type="string">
            <text:p>corsa e scivol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 Y (rapido)</text:p>
          </table:table-cell>
          <table:table-cell office:value-type="string" calcext:value-type="string">
            <text:p>lancia avversario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calci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unar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colpo allo stomaco, rompe guar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azioni later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salta e attacca dall’al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ECNI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ttacco</text:p>
          </table:table-cell>
          <table:table-cell office:value-type="string" calcext:value-type="string">
            <text:p>Mentre ho parata attiva, premo X o Y NONAPPENA vengo toccat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illittine throw</text:p>
          </table:table-cell>
          <table:table-cell office:value-type="string" calcext:value-type="string">
            <text:p>Quando fai X,Y se spingi anche la direzione, Ruy lancia in nemico dopo esser saltato su di lui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IVELLO</text:p>
          </table:table-cell>
          <table:table-cell office:value-type="string" calcext:value-type="string">
            <text:p>Breve descrizion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carabe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do al villaggio di Murai.</text:p>
          </table:table-cell>
          <table:table-cell office:value-type="string" calcext:value-type="string">
            <text:p>Murai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rno al villaggio Hayabusa che e’ stato incendiato e depredato della Dragon Blade.</text:p>
          </table:table-cell>
          <table:table-cell office:value-type="string" calcext:value-type="string">
            <text:p>A cavall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l dirigibile, mi dirigo verso Tairon per vendetta e riprendere la spada.</text:p>
          </table:table-cell>
          <table:table-cell office:value-type="string" calcext:value-type="string">
            <text:p>Cibernetic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ungo a Tairon, vado al Bar, chiave gi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ave giglio apre vie cittadine, attraverso il ponte, proseguo per corso laterale vs ninja neri</text:p>
          </table:table-cell>
          <table:table-cell office:value-type="string" calcext:value-type="string">
            <text:p>Polip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astero, poi giu’, prendo sacro graal</text:p>
          </table:table-cell>
          <table:table-cell office:value-type="string" calcext:value-type="string">
            <text:p>Scheletr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cora piu’ sotto, stanza blu, rossa, piramidina (chiave teschio) e risalgo al monastero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co dal monastero, con chiave teschio prendo arco potente e apro portone piazza milit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pprofondimenti sui bos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lma (ch 7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Orbi viola</text:p>
          </table:table-cell>
          <table:table-cell office:value-type="string" calcext:value-type="string">
            <text:p>corri di lato ed evita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ia colonna</text:p>
          </table:table-cell>
          <table:table-cell office:value-type="string" calcext:value-type="string">
            <text:p>se fai flying bird al momento giusto, la colpisci e NON vieni colp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a verso di me</text:p>
          </table:table-cell>
          <table:table-cell office:value-type="string" calcext:value-type="string">
            <text:p>rotola e contrattacca, ma UNA SOLA combo, poi sc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mina sul suolo, in guardia</text:p>
          </table:table-cell>
          <table:table-cell office:value-type="string" calcext:value-type="string">
            <text:p>magari attacca con flying bird da lonta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cio viola</text:p>
          </table:table-cell>
          <table:table-cell office:value-type="string" calcext:value-type="string">
            <text:p>evital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24:48.660951981</meta:creation-date>
    <dc:date>2023-11-13T07:27:41.043372915</dc:date>
    <meta:editing-duration>PT24M3S</meta:editing-duration>
    <meta:editing-cycles>24</meta:editing-cycles>
    <meta:generator>LibreOffice/7.4.7.2$Linux_X86_64 LibreOffice_project/40$Build-2</meta:generator>
    <meta:document-statistic meta:table-count="1" meta:cell-count="113" meta:object-count="0"/>
  </office:meta>
</office:document-meta>
</file>